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P1" style:family="paragraph" style:parent-style-name="Heading_20_1">
      <style:text-properties style:font-name="Arial" officeooo:paragraph-rsid="001438ea"/>
    </style:style>
    <style:style style:name="P2" style:family="paragraph" style:parent-style-name="Title" style:master-page-name="Standard">
      <style:paragraph-properties style:page-number="1"/>
      <style:text-properties style:font-name="Arial" officeooo:paragraph-rsid="001438ea"/>
    </style:style>
    <style:style style:name="P3" style:family="paragraph" style:parent-style-name="Standard">
      <style:paragraph-properties fo:margin-top="0in" fo:margin-bottom="0in" loext:contextual-spacing="false"/>
      <style:text-properties style:font-name="Helvetica Neue" fo:font-weight="normal" officeooo:paragraph-rsid="001438ea" style:font-name-asian="Helvetica Neue1" style:font-weight-asian="normal" style:font-name-complex="Helvetica Neue1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438ea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438ea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size="11pt" officeooo:paragraph-rsid="001438ea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size="11pt" officeooo:paragraph-rsid="001438e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" fo:font-size="11pt" officeooo:paragraph-rsid="001438ea" style:font-name-asian="Helvetica Neue1" style:font-size-asian="11pt" style:font-name-complex="Helvetica Neue1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fo:font-size="11pt" officeooo:paragraph-rsid="001438ea" style:font-name-asian="Helvetica Neue1" style:font-size-asian="11pt" style:font-name-complex="Helvetica Neue1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fo:font-size="11pt" fo:font-weight="normal" officeooo:paragraph-rsid="001438ea" style:font-size-asian="11pt" style:font-weight-asian="normal" style:font-size-complex="11pt" style:font-weight-complex="normal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line-height="115%" fo:orphans="0" fo:widows="0" fo:text-indent="-0.25in" style:auto-text-indent="false"/>
      <style:text-properties fo:color="#222222" style:font-name="Arial" fo:font-size="11pt" officeooo:paragraph-rsid="001438ea" style:font-name-asian="Helvetica Neue1" style:font-size-asian="11pt" style:font-name-complex="Helvetica Neue1" style:font-size-complex="11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1438ea" style:font-name-asian="Helvetica Neue1" style:font-size-asian="11pt" style:font-name-complex="Helvetica Neue1" style:font-size-complex="11pt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1438ea" style:font-name-asian="Helvetica Neue1" style:font-size-asian="11pt" style:font-name-complex="Helvetica Neue1" style:font-size-complex="11pt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1438ea" style:font-name-asian="Helvetica Neue1" style:font-size-asian="11pt" style:font-name-complex="Helvetica Neue1" style:font-size-complex="11pt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line-height="115%" fo:orphans="0" fo:widows="0" fo:text-indent="-0.25in" style:auto-text-indent="false"/>
      <style:text-properties style:font-name="Arial" fo:font-size="11pt" officeooo:paragraph-rsid="001438ea" style:font-name-asian="Helvetica Neue1" style:font-size-asian="11pt" style:font-name-complex="Helvetica Neue1" style:font-size-complex="11pt"/>
    </style:style>
    <style:style style:name="T1" style:family="text">
      <style:text-properties style:font-name="Helvetica Neue" fo:font-weight="normal" style:font-name-asian="Helvetica Neue1" style:font-weight-asian="normal" style:font-name-complex="Helvetica Neue1" style:font-weight-complex="normal"/>
    </style:style>
    <style:style style:name="T2" style:family="text">
      <style:text-properties style:font-name="Helvetica Neue" fo:font-weight="bold" style:font-name-asian="Helvetica Neue1" style:font-weight-asian="bold" style:font-name-complex="Helvetica Neue1"/>
    </style:style>
    <style:style style:name="T3" style:family="text">
      <style:text-properties style:font-name="Helvetica Neue" style:font-name-asian="Helvetica Neue1" style:font-name-complex="Helvetica Neue1"/>
    </style:style>
    <style:style style:name="T4" style:family="text">
      <style:text-properties fo:color="#1155cc" style:font-name="Helvetica Neue" style:text-underline-style="solid" style:text-underline-width="auto" style:text-underline-color="font-color" style:font-name-asian="Helvetica Neue1" style:font-name-complex="Helvetica Neue1"/>
    </style:style>
    <style:style style:name="T5" style:family="text">
      <style:text-properties fo:color="#1155cc" style:text-underline-style="solid" style:text-underline-width="auto" style:text-underline-color="font-color" style:font-name-asian="Helvetica Neue1" style:font-name-complex="Helvetica Neue1"/>
    </style:style>
    <style:style style:name="T6" style:family="text">
      <style:text-properties fo:color="#1155cc" style:font-name="Arial" style:text-underline-style="solid" style:text-underline-width="auto" style:text-underline-color="font-color" style:font-name-asian="Helvetica Neue1" style:font-name-complex="Helvetica Neue1"/>
    </style:style>
    <style:style style:name="T7" style:family="text">
      <style:text-properties fo:color="#1155cc" style:font-name="Arial" fo:font-size="11pt" style:text-underline-style="solid" style:text-underline-width="auto" style:text-underline-color="font-color" style:font-name-asian="Helvetica Neue1" style:font-size-asian="11pt" style:font-name-complex="Helvetica Neue1" style:font-size-complex="11pt"/>
    </style:style>
    <style:style style:name="T8" style:family="text">
      <style:text-properties fo:font-weight="normal" style:font-name-asian="Helvetica Neue1" style:font-weight-asian="normal" style:font-name-complex="Helvetica Neue1" style:font-weight-complex="normal"/>
    </style:style>
    <style:style style:name="T9" style:family="text">
      <style:text-properties style:font-name-asian="Helvetica Neue1" style:font-name-complex="Helvetica Neue1"/>
    </style:style>
    <style:style style:name="T10" style:family="text">
      <style:text-properties style:font-name="Arial" style:font-name-asian="Helvetica Neue1" style:font-name-complex="Helvetica Neue1"/>
    </style:style>
    <style:style style:name="T11" style:family="text">
      <style:text-properties style:font-name="Arial" fo:font-size="11pt" style:font-name-asian="Helvetica Neue1" style:font-size-asian="11pt" style:font-name-complex="Helvetica Neue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Operations Engineer</text:p>
      <text:p text:style-name="P3"/>
      <text:p text:style-name="P6"><text:span text:style-name="T8">Grade: </text:span><text:span text:style-name="T9">A</text:span></text:p>
      <text:p text:style-name="P1"><text:bookmark text:name="_gjdgxs"/>Skills and experience</text:p>
      <text:p text:style-name="P8">We’re looking for people with who enjoy working in a delivery focused, agile environment.</text:p>
      <text:p text:style-name="P8"/>
      <text:p text:style-name="P10">It is essential that you have:</text:p>
      <text:list xml:id="list481881125130143876" text:style-name="WWNum1">
        <text:list-item>
          <text:p text:style-name="P12">collaborating closely with colleagues in order to meet users’ needs</text:p>
        </text:list-item>
        <text:list-item>
          <text:p text:style-name="P12">using cloud providers such as AWS, GCE, Azure, etc</text:p>
        </text:list-item>
        <text:list-item>
          <text:p text:style-name="P12">debugging a complex, multi-server service in a high-availability environment</text:p>
        </text:list-item>
        <text:list-item>
          <text:p text:style-name="P12">using languages such as Ruby, Python, Go and Java within an existing production codebase</text:p>
        </text:list-item>
        <text:list-item>
          <text:p text:style-name="P12">using configuration management tools such as Puppet, Chef, Ansible, Salt, etc</text:p>
        </text:list-item>
        <text:list-item>
          <text:p text:style-name="P12">administering common open source databases like MySQL, Postgres, MongoDB, etc</text:p>
        </text:list-item>
        <text:list-item>
          <text:p text:style-name="P12">familiarity with network protocols – TCP/IP, HTTP, TLS, etc</text:p>
        </text:list-item>
        <text:list-item>
          <text:p text:style-name="P12">understanding of application deployment strategies, continuous integration and version control</text:p>
        </text:list-item>
        <text:list-item>
          <text:p text:style-name="P12">comfortable with automated testing</text:p>
        </text:list-item>
      </text:list>
      <text:p text:style-name="P6"/>
      <text:p text:style-name="P10">It is desirable that you have:</text:p>
      <text:list xml:id="list4550751815614181201" text:style-name="WWNum2">
        <text:list-item>
          <text:p text:style-name="P13">operating, or building a Platform as a Service (PaaS)</text:p>
        </text:list-item>
        <text:list-item>
          <text:p text:style-name="P13">working with open source projects</text:p>
        </text:list-item>
        <text:list-item>
          <text:p text:style-name="P11">working with Public Key Infrastructure</text:p>
        </text:list-item>
        <text:list-item>
          <text:p text:style-name="P15">using containers, distributed schedulers, and minimalist operating systems</text:p>
        </text:list-item>
        <text:list-item>
          <text:p text:style-name="P15">producing tooling for other teams to independently build and debug their own services</text:p>
        </text:list-item>
      </text:list>
      <text:p text:style-name="P1"><text:bookmark text:name="_30j0zll"/>Civil Service Competencies</text:p>
      <text:p text:style-name="P4"><text:span text:style-name="T11">In the Civil Service we use our </text:span><text:a xlink:type="simple" xlink:href="https://www.gov.uk/government/publications/civil-service-competency-framework" text:style-name="Internet_20_link" text:visited-style-name="Visited_20_Internet_20_Link"><text:span text:style-name="T7">Competency Framework</text:span></text:a><text:span text:style-name="T11"> to outline expected behaviours and we will use these as part of our wider assessment during the interview process.</text:span></text:p>
      <text:p text:style-name="P7"/>
      <text:p text:style-name="P9">For this role, the following competencies are the most relevant:</text:p>
      <text:p text:style-name="P7"/>
      <text:list xml:id="list2575849459588691678" text:style-name="WWNum3">
        <text:list-item>
          <text:p text:style-name="P14">changing and improving</text:p>
        </text:list-item>
        <text:list-item>
          <text:p text:style-name="P14">managing a quality service</text:p>
        </text:list-item>
        <text:list-item>
          <text:p text:style-name="P14">collaborating and partnering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ListLabel_20_1" style:display-name="ListLabel 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text-underline-style="none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7:00:24.528203000</meta:creation-date>
    <meta:editing-cycles>1</meta:editing-cycles>
    <meta:editing-duration>PT1M16S</meta:editing-duration>
    <dc:subject>Generic job description</dc:subject>
    <dc:title>Web operations engineer Job Description</dc:title>
    <dc:date>2016-12-15T17:01:39.697032000</dc:date>
    <meta:document-statistic meta:table-count="0" meta:image-count="0" meta:object-count="0" meta:page-count="1" meta:paragraph-count="26" meta:word-count="227" meta:character-count="1456" meta:non-whitespace-character-count="1271"/>
    <meta:generator>LibreOffice/5.2.3.3$MacOSX_X86_64 LibreOffice_project/d54a8868f08a7b39642414cf2c8ef2f228f780cf</meta:generator>
  </office:meta>
</office:document-meta>
</file>